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29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5" table:default-cell-style-name="Default"/>
        <table:table-row table:style-name="ro1">
          <table:table-cell/>
          <table:table-cell office:value-type="string" calcext:value-type="string">
            <text:p>UBT-Manifold</text:p>
          </table:table-cell>
          <table:table-cell table:number-columns-repeated="5"/>
          <table:table-cell office:value-type="string" calcext:value-type="string">
            <text:p>Buneman</text:p>
          </table:table-cell>
          <table:table-cell table:number-columns-repeated="5"/>
          <table:table-cell office:value-type="string" calcext:value-type="string">
            <text:p>Comparis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obj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cuts</text:p>
          </table:table-cell>
          <table:table-cell office:value-type="string" calcext:value-type="string">
            <text:p>obj (relaxed)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obj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cuts</text:p>
          </table:table-cell>
          <table:table-cell office:value-type="string" calcext:value-type="string">
            <text:p>obj (relaxed)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Delta (time)</text:p>
          </table:table-cell>
          <table:table-cell office:value-type="string" calcext:value-type="string">
            <text:p>Delta (gap)</text:p>
          </table:table-cell>
          <table:table-cell office:value-type="string" calcext:value-type="string">
            <text:p>obj</text:p>
          </table:table-cell>
        </table:table-row>
        <table:table-row table:style-name="ro1">
          <table:table-cell office:value-type="string" calcext:value-type="string">
            <text:p>01-A-test_n4</text:p>
          </table:table-cell>
          <table:table-cell office:value-type="float" office:value="1500" calcext:value-type="float">
            <text:p>1500</text:p>
          </table:table-cell>
          <table:table-cell office:value-type="float" office:value="0.00621247291564941" calcext:value-type="float">
            <text:p>0.006212472915649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float" office:value="0.00899028778076172" calcext:value-type="float">
            <text:p>0.00899028778076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table:formula="of:=100*([.I3]-[.C3])/[.I3]" office:value-type="float" office:value="30.8979526890846" calcext:value-type="float">
            <text:p>30.8979526890846</text:p>
          </table:table-cell>
          <table:table-cell/>
          <table:table-cell table:formula="of:=IF([.B3]=[.H3];&quot;OK&quot;;&quot;NO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01-A-test_n5</text:p>
          </table:table-cell>
          <table:table-cell office:value-type="float" office:value="7" calcext:value-type="float">
            <text:p>7</text:p>
          </table:table-cell>
          <table:table-cell office:value-type="float" office:value="0.00498533248901367" calcext:value-type="float">
            <text:p>0.004985332489013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270569324493408" calcext:value-type="float">
            <text:p>0.02705693244934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100*([.I4]-[.C4])/[.I4]" office:value-type="float" office:value="81.574657443715" calcext:value-type="float">
            <text:p>81.574657443715</text:p>
          </table:table-cell>
          <table:table-cell/>
          <table:table-cell table:formula="of:=IF([.B4]=[.H4];&quot;OK&quot;;&quot;NO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01-A-test_n6</text:p>
          </table:table-cell>
          <table:table-cell office:value-type="float" office:value="1812.5" calcext:value-type="float">
            <text:p>1812.5</text:p>
          </table:table-cell>
          <table:table-cell office:value-type="float" office:value="0.00664424896240234" calcext:value-type="float">
            <text:p>0.00664424896240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12.5" calcext:value-type="float">
            <text:p>1812.5</text:p>
          </table:table-cell>
          <table:table-cell office:value-type="float" office:value="0" calcext:value-type="float">
            <text:p>0</text:p>
          </table:table-cell>
          <table:table-cell office:value-type="float" office:value="1812.5" calcext:value-type="float">
            <text:p>1812.5</text:p>
          </table:table-cell>
          <table:table-cell office:value-type="float" office:value="0.0728049278259277" calcext:value-type="float">
            <text:p>0.0728049278259277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812.5" calcext:value-type="float">
            <text:p>1812.5</text:p>
          </table:table-cell>
          <table:table-cell table:style-name="ce1" office:value-type="float" office:value="0.00000000000001254475" calcext:value-type="float">
            <text:p>1.25E-14</text:p>
          </table:table-cell>
          <table:table-cell table:formula="of:=100*([.I5]-[.C5])/[.I5]" office:value-type="float" office:value="90.8739021371076" calcext:value-type="float">
            <text:p>90.8739021371076</text:p>
          </table:table-cell>
          <table:table-cell/>
          <table:table-cell table:formula="of:=IF([.B5]=[.H5];&quot;OK&quot;;&quot;NO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01-A-test_n7</text:p>
          </table:table-cell>
          <table:table-cell office:value-type="float" office:value="1937.5" calcext:value-type="float">
            <text:p>1937.5</text:p>
          </table:table-cell>
          <table:table-cell office:value-type="float" office:value="0.0219578742980957" calcext:value-type="float">
            <text:p>0.021957874298095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35.72324414716" calcext:value-type="float">
            <text:p>1935.72324414716</text:p>
          </table:table-cell>
          <table:table-cell office:value-type="float" office:value="0.0917035278886268" calcext:value-type="float">
            <text:p>0.0917035278886268</text:p>
          </table:table-cell>
          <table:table-cell office:value-type="float" office:value="1937.5" calcext:value-type="float">
            <text:p>1937.5</text:p>
          </table:table-cell>
          <table:table-cell office:value-type="float" office:value="0.597901344299316" calcext:value-type="float">
            <text:p>0.597901344299316</text:p>
          </table:table-cell>
          <table:table-cell office:value-type="float" office:value="54" calcext:value-type="float">
            <text:p>54</text:p>
          </table:table-cell>
          <table:table-cell office:value-type="float" office:value="168" calcext:value-type="float">
            <text:p>168</text:p>
          </table:table-cell>
          <table:table-cell office:value-type="float" office:value="1917.35197368421" calcext:value-type="float">
            <text:p>1917.35197368421</text:p>
          </table:table-cell>
          <table:table-cell office:value-type="float" office:value="1.03989813242784" calcext:value-type="float">
            <text:p>1.03989813242784</text:p>
          </table:table-cell>
          <table:table-cell table:formula="of:=100*([.I6]-[.C6])/[.I6]" office:value-type="float" office:value="96.3275087926373" calcext:value-type="float">
            <text:p>96.3275087926373</text:p>
          </table:table-cell>
          <table:table-cell table:formula="of:=100*([.M6]-[.G6])/[.M6]" office:value-type="float" office:value="91.1814893181385" calcext:value-type="float">
            <text:p>91.1814893181385</text:p>
          </table:table-cell>
          <table:table-cell table:formula="of:=IF([.B6]=[.H6];&quot;OK&quot;;&quot;NO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01-A-test_n8</text:p>
          </table:table-cell>
          <table:table-cell office:value-type="float" office:value="2125" calcext:value-type="float">
            <text:p>2125</text:p>
          </table:table-cell>
          <table:table-cell office:value-type="float" office:value="0.425861835479736" calcext:value-type="float">
            <text:p>0.425861835479736</text:p>
          </table:table-cell>
          <table:table-cell office:value-type="float" office:value="132" calcext:value-type="float">
            <text:p>132</text:p>
          </table:table-cell>
          <table:table-cell office:value-type="float" office:value="97" calcext:value-type="float">
            <text:p>97</text:p>
          </table:table-cell>
          <table:table-cell office:value-type="float" office:value="2096.80222061744" calcext:value-type="float">
            <text:p>2096.80222061744</text:p>
          </table:table-cell>
          <table:table-cell office:value-type="float" office:value="1.32695432388519" calcext:value-type="float">
            <text:p>1.32695432388519</text:p>
          </table:table-cell>
          <table:table-cell office:value-type="float" office:value="2125" calcext:value-type="float">
            <text:p>2125</text:p>
          </table:table-cell>
          <table:table-cell office:value-type="float" office:value="1.50696969032288" calcext:value-type="float">
            <text:p>1.50696969032288</text:p>
          </table:table-cell>
          <table:table-cell office:value-type="float" office:value="393" calcext:value-type="float">
            <text:p>393</text:p>
          </table:table-cell>
          <table:table-cell office:value-type="float" office:value="439" calcext:value-type="float">
            <text:p>439</text:p>
          </table:table-cell>
          <table:table-cell office:value-type="float" office:value="2046.875" calcext:value-type="float">
            <text:p>2046.875</text:p>
          </table:table-cell>
          <table:table-cell office:value-type="float" office:value="3.67647058823529" calcext:value-type="float">
            <text:p>3.67647058823529</text:p>
          </table:table-cell>
          <table:table-cell table:formula="of:=100*([.I7]-[.C7])/[.I7]" office:value-type="float" office:value="71.7405175290227" calcext:value-type="float">
            <text:p>71.7405175290227</text:p>
          </table:table-cell>
          <table:table-cell table:formula="of:=100*([.M7]-[.G7])/[.M7]" office:value-type="float" office:value="63.9068423903228" calcext:value-type="float">
            <text:p>63.9068423903228</text:p>
          </table:table-cell>
          <table:table-cell table:formula="of:=IF([.B7]=[.H7];&quot;OK&quot;;&quot;NO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01-A-test_n9</text:p>
          </table:table-cell>
          <table:table-cell office:value-type="float" office:value="2328.125" calcext:value-type="float">
            <text:p>2328.125</text:p>
          </table:table-cell>
          <table:table-cell office:value-type="float" office:value="2.69584560394287" calcext:value-type="float">
            <text:p>2.69584560394287</text:p>
          </table:table-cell>
          <table:table-cell office:value-type="float" office:value="2929" calcext:value-type="float">
            <text:p>2929</text:p>
          </table:table-cell>
          <table:table-cell office:value-type="float" office:value="1250" calcext:value-type="float">
            <text:p>1250</text:p>
          </table:table-cell>
          <table:table-cell office:value-type="float" office:value="2291.53042926373" calcext:value-type="float">
            <text:p>2291.53042926373</text:p>
          </table:table-cell>
          <table:table-cell office:value-type="float" office:value="1.5718473336383" calcext:value-type="float">
            <text:p>1.5718473336383</text:p>
          </table:table-cell>
          <table:table-cell office:value-type="float" office:value="2328.125" calcext:value-type="float">
            <text:p>2328.125</text:p>
          </table:table-cell>
          <table:table-cell office:value-type="float" office:value="34.3469724655151" calcext:value-type="float">
            <text:p>34.3469724655151</text:p>
          </table:table-cell>
          <table:table-cell office:value-type="float" office:value="5514" calcext:value-type="float">
            <text:p>5514</text:p>
          </table:table-cell>
          <table:table-cell office:value-type="float" office:value="2063" calcext:value-type="float">
            <text:p>2063</text:p>
          </table:table-cell>
          <table:table-cell office:value-type="float" office:value="2273.4375" calcext:value-type="float">
            <text:p>2273.4375</text:p>
          </table:table-cell>
          <table:table-cell office:value-type="float" office:value="2.3489932885906" calcext:value-type="float">
            <text:p>2.3489932885906</text:p>
          </table:table-cell>
          <table:table-cell table:formula="of:=100*([.I8]-[.C8])/[.I8]" office:value-type="float" office:value="92.151140521484" calcext:value-type="float">
            <text:p>92.151140521484</text:p>
          </table:table-cell>
          <table:table-cell table:formula="of:=100*([.M8]-[.G8])/[.M8]" office:value-type="float" office:value="33.0842135108265" calcext:value-type="float">
            <text:p>33.0842135108265</text:p>
          </table:table-cell>
          <table:table-cell table:formula="of:=IF([.B8]=[.H8];&quot;OK&quot;;&quot;NO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01-Primates12_n10</text:p>
          </table:table-cell>
          <table:table-cell office:value-type="float" office:value="0.1220392765625" calcext:value-type="float">
            <text:p>0.1220392765625</text:p>
          </table:table-cell>
          <table:table-cell office:value-type="float" office:value="1.92186117172241" calcext:value-type="float">
            <text:p>1.92186117172241</text:p>
          </table:table-cell>
          <table:table-cell office:value-type="float" office:value="495" calcext:value-type="float">
            <text:p>495</text:p>
          </table:table-cell>
          <table:table-cell office:value-type="float" office:value="186" calcext:value-type="float">
            <text:p>186</text:p>
          </table:table-cell>
          <table:table-cell office:value-type="float" office:value="0.119853811503445" calcext:value-type="float">
            <text:p>0.119853811503445</text:p>
          </table:table-cell>
          <table:table-cell office:value-type="float" office:value="1.79078827785069" calcext:value-type="float">
            <text:p>1.79078827785069</text:p>
          </table:table-cell>
          <table:table-cell office:value-type="float" office:value="0.1220392765625" calcext:value-type="float">
            <text:p>0.1220392765625</text:p>
          </table:table-cell>
          <table:table-cell office:value-type="float" office:value="111.846831321716" calcext:value-type="float">
            <text:p>111.846831321716</text:p>
          </table:table-cell>
          <table:table-cell office:value-type="float" office:value="13670" calcext:value-type="float">
            <text:p>13670</text:p>
          </table:table-cell>
          <table:table-cell office:value-type="float" office:value="3064" calcext:value-type="float">
            <text:p>3064</text:p>
          </table:table-cell>
          <table:table-cell office:value-type="float" office:value="0.104714410471613" calcext:value-type="float">
            <text:p>0.104714410471613</text:p>
          </table:table-cell>
          <table:table-cell office:value-type="float" office:value="14.1961396190469" calcext:value-type="float">
            <text:p>14.1961396190469</text:p>
          </table:table-cell>
          <table:table-cell table:formula="of:=100*([.I9]-[.C9])/[.I9]" office:value-type="float" office:value="98.2817026204396" calcext:value-type="float">
            <text:p>98.2817026204396</text:p>
          </table:table-cell>
          <table:table-cell table:formula="of:=100*([.M9]-[.G9])/[.M9]" office:value-type="float" office:value="87.3853855632133" calcext:value-type="float">
            <text:p>87.3853855632133</text:p>
          </table:table-cell>
          <table:table-cell table:formula="of:=IF([.B9]=[.H9];&quot;OK&quot;;&quot;NO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01-Primates12_n11</text:p>
          </table:table-cell>
          <table:table-cell office:value-type="float" office:value="0.1625166890625" calcext:value-type="float">
            <text:p>0.1625166890625</text:p>
          </table:table-cell>
          <table:table-cell office:value-type="float" office:value="3.58441591262817" calcext:value-type="float">
            <text:p>3.58441591262817</text:p>
          </table:table-cell>
          <table:table-cell office:value-type="float" office:value="1354" calcext:value-type="float">
            <text:p>1354</text:p>
          </table:table-cell>
          <table:table-cell office:value-type="float" office:value="521" calcext:value-type="float">
            <text:p>521</text:p>
          </table:table-cell>
          <table:table-cell office:value-type="float" office:value="0.159274423650287" calcext:value-type="float">
            <text:p>0.159274423650287</text:p>
          </table:table-cell>
          <table:table-cell office:value-type="float" office:value="1.99503535970151" calcext:value-type="float">
            <text:p>1.99503535970151</text:p>
          </table:table-cell>
          <table:table-cell office:value-type="float" office:value="0.1625166890625" calcext:value-type="float">
            <text:p>0.1625166890625</text:p>
          </table:table-cell>
          <table:table-cell office:value-type="float" office:value="792.997648239136" calcext:value-type="float">
            <text:p>792.997648239136</text:p>
          </table:table-cell>
          <table:table-cell office:value-type="float" office:value="32753" calcext:value-type="float">
            <text:p>32753</text:p>
          </table:table-cell>
          <table:table-cell office:value-type="float" office:value="8871" calcext:value-type="float">
            <text:p>8871</text:p>
          </table:table-cell>
          <table:table-cell office:value-type="float" office:value="0.140640423479325" calcext:value-type="float">
            <text:p>0.140640423479325</text:p>
          </table:table-cell>
          <table:table-cell office:value-type="float" office:value="13.4609348180615" calcext:value-type="float">
            <text:p>13.4609348180615</text:p>
          </table:table-cell>
          <table:table-cell table:formula="of:=100*([.I10]-[.C10])/[.I10]" office:value-type="float" office:value="99.5479916087283" calcext:value-type="float">
            <text:p>99.5479916087283</text:p>
          </table:table-cell>
          <table:table-cell table:formula="of:=100*([.M10]-[.G10])/[.M10]" office:value-type="float" office:value="85.1790727266235" calcext:value-type="float">
            <text:p>85.1790727266235</text:p>
          </table:table-cell>
          <table:table-cell table:formula="of:=IF([.B10]=[.H10];&quot;OK&quot;;&quot;NO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02-M17_n10</text:p>
          </table:table-cell>
          <table:table-cell office:value-type="float" office:value="0.10266960375" calcext:value-type="float">
            <text:p>0.10266960375</text:p>
          </table:table-cell>
          <table:table-cell office:value-type="float" office:value="1.57877612113953" calcext:value-type="float">
            <text:p>1.57877612113953</text:p>
          </table:table-cell>
          <table:table-cell office:value-type="float" office:value="600" calcext:value-type="float">
            <text:p>600</text:p>
          </table:table-cell>
          <table:table-cell office:value-type="float" office:value="181" calcext:value-type="float">
            <text:p>181</text:p>
          </table:table-cell>
          <table:table-cell office:value-type="float" office:value="0.102190235160421" calcext:value-type="float">
            <text:p>0.102190235160421</text:p>
          </table:table-cell>
          <table:table-cell office:value-type="float" office:value="0.466904100210452" calcext:value-type="float">
            <text:p>0.466904100210452</text:p>
          </table:table-cell>
          <table:table-cell office:value-type="float" office:value="0.10266960375" calcext:value-type="float">
            <text:p>0.10266960375</text:p>
          </table:table-cell>
          <table:table-cell office:value-type="float" office:value="173.498243570328" calcext:value-type="float">
            <text:p>173.498243570328</text:p>
          </table:table-cell>
          <table:table-cell office:value-type="float" office:value="17109" calcext:value-type="float">
            <text:p>17109</text:p>
          </table:table-cell>
          <table:table-cell office:value-type="float" office:value="5332" calcext:value-type="float">
            <text:p>5332</text:p>
          </table:table-cell>
          <table:table-cell office:value-type="float" office:value="0.0998465584699327" calcext:value-type="float">
            <text:p>0.0998465584699327</text:p>
          </table:table-cell>
          <table:table-cell office:value-type="float" office:value="2.74964076703887" calcext:value-type="float">
            <text:p>2.74964076703887</text:p>
          </table:table-cell>
          <table:table-cell table:formula="of:=100*([.I11]-[.C11])/[.I11]" office:value-type="float" office:value="99.0900333694159" calcext:value-type="float">
            <text:p>99.0900333694159</text:p>
          </table:table-cell>
          <table:table-cell table:formula="of:=100*([.M11]-[.G11])/[.M11]" office:value-type="float" office:value="83.0194509112815" calcext:value-type="float">
            <text:p>83.0194509112815</text:p>
          </table:table-cell>
          <table:table-cell table:formula="of:=IF([.B11]=[.H11];&quot;OK&quot;;&quot;NO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02-M17_n11</text:p>
          </table:table-cell>
          <table:table-cell office:value-type="float" office:value="0.127555206875" calcext:value-type="float">
            <text:p>0.127555206875</text:p>
          </table:table-cell>
          <table:table-cell office:value-type="float" office:value="8.72665882110596" calcext:value-type="float">
            <text:p>8.72665882110596</text:p>
          </table:table-cell>
          <table:table-cell office:value-type="float" office:value="4664" calcext:value-type="float">
            <text:p>4664</text:p>
          </table:table-cell>
          <table:table-cell office:value-type="float" office:value="1050" calcext:value-type="float">
            <text:p>1050</text:p>
          </table:table-cell>
          <table:table-cell office:value-type="float" office:value="0.126599107150917" calcext:value-type="float">
            <text:p>0.126599107150917</text:p>
          </table:table-cell>
          <table:table-cell office:value-type="float" office:value="0.749557581776777" calcext:value-type="float">
            <text:p>0.749557581776777</text:p>
          </table:table-cell>
          <table:table-cell office:value-type="float" office:value="0.127555206875" calcext:value-type="float">
            <text:p>0.127555206875</text:p>
          </table:table-cell>
          <table:table-cell office:value-type="float" office:value="897.448116064072" calcext:value-type="float">
            <text:p>897.448116064072</text:p>
          </table:table-cell>
          <table:table-cell office:value-type="float" office:value="36150" calcext:value-type="float">
            <text:p>36150</text:p>
          </table:table-cell>
          <table:table-cell office:value-type="float" office:value="10640" calcext:value-type="float">
            <text:p>10640</text:p>
          </table:table-cell>
          <table:table-cell office:value-type="float" office:value="0.121839032075942" calcext:value-type="float">
            <text:p>0.121839032075942</text:p>
          </table:table-cell>
          <table:table-cell office:value-type="float" office:value="4.48133395656653" calcext:value-type="float">
            <text:p>4.48133395656653</text:p>
          </table:table-cell>
          <table:table-cell table:formula="of:=100*([.I12]-[.C12])/[.I12]" office:value-type="float" office:value="99.0276141132951" calcext:value-type="float">
            <text:p>99.0276141132951</text:p>
          </table:table-cell>
          <table:table-cell table:formula="of:=100*([.M12]-[.G12])/[.M12]" office:value-type="float" office:value="83.2737843454303" calcext:value-type="float">
            <text:p>83.2737843454303</text:p>
          </table:table-cell>
          <table:table-cell table:formula="of:=IF([.B12]=[.H12];&quot;OK&quot;;&quot;NO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03-M18_n10</text:p>
          </table:table-cell>
          <table:table-cell office:value-type="float" office:value="0.185870190625" calcext:value-type="float">
            <text:p>0.185870190625</text:p>
          </table:table-cell>
          <table:table-cell office:value-type="float" office:value="1.78665351867676" calcext:value-type="float">
            <text:p>1.78665351867676</text:p>
          </table:table-cell>
          <table:table-cell office:value-type="float" office:value="321" calcext:value-type="float">
            <text:p>321</text:p>
          </table:table-cell>
          <table:table-cell office:value-type="float" office:value="116" calcext:value-type="float">
            <text:p>116</text:p>
          </table:table-cell>
          <table:table-cell office:value-type="float" office:value="0.184762499878248" calcext:value-type="float">
            <text:p>0.184762499878248</text:p>
          </table:table-cell>
          <table:table-cell office:value-type="float" office:value="0.595948571972538" calcext:value-type="float">
            <text:p>0.595948571972538</text:p>
          </table:table-cell>
          <table:table-cell office:value-type="float" office:value="0.185870190625" calcext:value-type="float">
            <text:p>0.185870190625</text:p>
          </table:table-cell>
          <table:table-cell office:value-type="float" office:value="31.3394050598145" calcext:value-type="float">
            <text:p>31.3394050598145</text:p>
          </table:table-cell>
          <table:table-cell office:value-type="float" office:value="3484" calcext:value-type="float">
            <text:p>3484</text:p>
          </table:table-cell>
          <table:table-cell office:value-type="float" office:value="1549" calcext:value-type="float">
            <text:p>1549</text:p>
          </table:table-cell>
          <table:table-cell office:value-type="float" office:value="0.17381952975922" calcext:value-type="float">
            <text:p>0.17381952975922</text:p>
          </table:table-cell>
          <table:table-cell office:value-type="float" office:value="6.48337467415255" calcext:value-type="float">
            <text:p>6.48337467415255</text:p>
          </table:table-cell>
          <table:table-cell table:formula="of:=100*([.I13]-[.C13])/[.I13]" office:value-type="float" office:value="94.2990190296633" calcext:value-type="float">
            <text:p>94.2990190296633</text:p>
          </table:table-cell>
          <table:table-cell table:formula="of:=100*([.M13]-[.G13])/[.M13]" office:value-type="float" office:value="90.8080497900511" calcext:value-type="float">
            <text:p>90.8080497900511</text:p>
          </table:table-cell>
          <table:table-cell table:formula="of:=IF([.B13]=[.H13];&quot;OK&quot;;&quot;NO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03-M18_n11</text:p>
          </table:table-cell>
          <table:table-cell office:value-type="float" office:value="0.1938194203125" calcext:value-type="float">
            <text:p>0.1938194203125</text:p>
          </table:table-cell>
          <table:table-cell office:value-type="float" office:value="18.2939875125885" calcext:value-type="float">
            <text:p>18.2939875125885</text:p>
          </table:table-cell>
          <table:table-cell office:value-type="float" office:value="9032" calcext:value-type="float">
            <text:p>9032</text:p>
          </table:table-cell>
          <table:table-cell office:value-type="float" office:value="1676" calcext:value-type="float">
            <text:p>1676</text:p>
          </table:table-cell>
          <table:table-cell office:value-type="float" office:value="0.191493482526745" calcext:value-type="float">
            <text:p>0.191493482526745</text:p>
          </table:table-cell>
          <table:table-cell office:value-type="float" office:value="1.20005404102692" calcext:value-type="float">
            <text:p>1.20005404102692</text:p>
          </table:table-cell>
          <table:table-cell office:value-type="float" office:value="0.1938194203125" calcext:value-type="float">
            <text:p>0.1938194203125</text:p>
          </table:table-cell>
          <table:table-cell office:value-type="float" office:value="141.031656265259" calcext:value-type="float">
            <text:p>141.031656265259</text:p>
          </table:table-cell>
          <table:table-cell office:value-type="float" office:value="9236" calcext:value-type="float">
            <text:p>9236</text:p>
          </table:table-cell>
          <table:table-cell office:value-type="float" office:value="3991" calcext:value-type="float">
            <text:p>3991</text:p>
          </table:table-cell>
          <table:table-cell office:value-type="float" office:value="0.181016863945907" calcext:value-type="float">
            <text:p>0.181016863945907</text:p>
          </table:table-cell>
          <table:table-cell office:value-type="float" office:value="6.60540432220421" calcext:value-type="float">
            <text:p>6.60540432220421</text:p>
          </table:table-cell>
          <table:table-cell table:formula="of:=100*([.I14]-[.C14])/[.I14]" office:value-type="float" office:value="87.0284530459032" calcext:value-type="float">
            <text:p>87.0284530459032</text:p>
          </table:table-cell>
          <table:table-cell table:formula="of:=100*([.M14]-[.G14])/[.M14]" office:value-type="float" office:value="81.8322394438004" calcext:value-type="float">
            <text:p>81.8322394438004</text:p>
          </table:table-cell>
          <table:table-cell table:formula="of:=IF([.B14]=[.H14];&quot;OK&quot;;&quot;NO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04-SeedPlant500_n10</text:p>
          </table:table-cell>
          <table:table-cell office:value-type="float" office:value="0.08931403296875" calcext:value-type="float">
            <text:p>0.08931403296875</text:p>
          </table:table-cell>
          <table:table-cell office:value-type="float" office:value="1.17372965812683" calcext:value-type="float">
            <text:p>1.17372965812683</text:p>
          </table:table-cell>
          <table:table-cell office:value-type="float" office:value="73" calcext:value-type="float">
            <text:p>73</text:p>
          </table:table-cell>
          <table:table-cell office:value-type="float" office:value="101" calcext:value-type="float">
            <text:p>101</text:p>
          </table:table-cell>
          <table:table-cell office:value-type="float" office:value="0.0874790705285017" calcext:value-type="float">
            <text:p>0.0874790705285017</text:p>
          </table:table-cell>
          <table:table-cell office:value-type="float" office:value="2.05450630685362" calcext:value-type="float">
            <text:p>2.05450630685362</text:p>
          </table:table-cell>
          <table:table-cell office:value-type="float" office:value="0.0893140329687502" calcext:value-type="float">
            <text:p>0.0893140329687502</text:p>
          </table:table-cell>
          <table:table-cell office:value-type="float" office:value="44.5727295875549" calcext:value-type="float">
            <text:p>44.5727295875549</text:p>
          </table:table-cell>
          <table:table-cell office:value-type="float" office:value="5182" calcext:value-type="float">
            <text:p>5182</text:p>
          </table:table-cell>
          <table:table-cell office:value-type="float" office:value="1645" calcext:value-type="float">
            <text:p>1645</text:p>
          </table:table-cell>
          <table:table-cell office:value-type="float" office:value="0.0779326194453708" calcext:value-type="float">
            <text:p>0.0779326194453708</text:p>
          </table:table-cell>
          <table:table-cell office:value-type="float" office:value="12.7431414135801" calcext:value-type="float">
            <text:p>12.7431414135801</text:p>
          </table:table-cell>
          <table:table-cell table:formula="of:=100*([.I15]-[.C15])/[.I15]" office:value-type="float" office:value="97.3667090416322" calcext:value-type="float">
            <text:p>97.3667090416322</text:p>
          </table:table-cell>
          <table:table-cell table:formula="of:=100*([.M15]-[.G15])/[.M15]" office:value-type="float" office:value="83.8775523226622" calcext:value-type="float">
            <text:p>83.8775523226622</text:p>
          </table:table-cell>
          <table:table-cell table:formula="of:=IF([.B15]=[.H15];&quot;OK&quot;;&quot;NO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04-SeedPlant500_n11</text:p>
          </table:table-cell>
          <table:table-cell office:value-type="float" office:value="0.10070804234375" calcext:value-type="float">
            <text:p>0.10070804234375</text:p>
          </table:table-cell>
          <table:table-cell office:value-type="float" office:value="3.08396911621094" calcext:value-type="float">
            <text:p>3.08396911621094</text:p>
          </table:table-cell>
          <table:table-cell office:value-type="float" office:value="423" calcext:value-type="float">
            <text:p>423</text:p>
          </table:table-cell>
          <table:table-cell office:value-type="float" office:value="234" calcext:value-type="float">
            <text:p>234</text:p>
          </table:table-cell>
          <table:table-cell office:value-type="float" office:value="0.0984449096912563" calcext:value-type="float">
            <text:p>0.0984449096912563</text:p>
          </table:table-cell>
          <table:table-cell office:value-type="float" office:value="2.24722137361073" calcext:value-type="float">
            <text:p>2.24722137361073</text:p>
          </table:table-cell>
          <table:table-cell office:value-type="float" office:value="0.10070804234375" calcext:value-type="float">
            <text:p>0.10070804234375</text:p>
          </table:table-cell>
          <table:table-cell office:value-type="float" office:value="220.102888822556" calcext:value-type="float">
            <text:p>220.102888822556</text:p>
          </table:table-cell>
          <table:table-cell office:value-type="float" office:value="11547" calcext:value-type="float">
            <text:p>11547</text:p>
          </table:table-cell>
          <table:table-cell office:value-type="float" office:value="3483" calcext:value-type="float">
            <text:p>3483</text:p>
          </table:table-cell>
          <table:table-cell office:value-type="float" office:value="0.0847143455868078" calcext:value-type="float">
            <text:p>0.0847143455868078</text:p>
          </table:table-cell>
          <table:table-cell office:value-type="float" office:value="15.8812507767259" calcext:value-type="float">
            <text:p>15.8812507767259</text:p>
          </table:table-cell>
          <table:table-cell table:formula="of:=100*([.I16]-[.C16])/[.I16]" office:value-type="float" office:value="98.5988511406149" calcext:value-type="float">
            <text:p>98.5988511406149</text:p>
          </table:table-cell>
          <table:table-cell table:formula="of:=100*([.M16]-[.G16])/[.M16]" office:value-type="float" office:value="85.8498464308362" calcext:value-type="float">
            <text:p>85.8498464308362</text:p>
          </table:table-cell>
          <table:table-cell table:formula="of:=IF([.B16]=[.H16];&quot;OK&quot;;&quot;NO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05-M43_n10</text:p>
          </table:table-cell>
          <table:table-cell office:value-type="float" office:value="0.102558558125" calcext:value-type="float">
            <text:p>0.102558558125</text:p>
          </table:table-cell>
          <table:table-cell office:value-type="float" office:value="1.20577526092529" calcext:value-type="float">
            <text:p>1.20577526092529</text:p>
          </table:table-cell>
          <table:table-cell office:value-type="float" office:value="154" calcext:value-type="float">
            <text:p>154</text:p>
          </table:table-cell>
          <table:table-cell office:value-type="float" office:value="74" calcext:value-type="float">
            <text:p>74</text:p>
          </table:table-cell>
          <table:table-cell office:value-type="float" office:value="0.102003358150268" calcext:value-type="float">
            <text:p>0.102003358150268</text:p>
          </table:table-cell>
          <table:table-cell office:value-type="float" office:value="0.541349239772762" calcext:value-type="float">
            <text:p>0.541349239772762</text:p>
          </table:table-cell>
          <table:table-cell office:value-type="float" office:value="0.102558558125" calcext:value-type="float">
            <text:p>0.102558558125</text:p>
          </table:table-cell>
          <table:table-cell office:value-type="float" office:value="438.031602621079" calcext:value-type="float">
            <text:p>438.031602621079</text:p>
          </table:table-cell>
          <table:table-cell office:value-type="float" office:value="32716" calcext:value-type="float">
            <text:p>32716</text:p>
          </table:table-cell>
          <table:table-cell office:value-type="float" office:value="9298" calcext:value-type="float">
            <text:p>9298</text:p>
          </table:table-cell>
          <table:table-cell office:value-type="float" office:value="0.09824433823091" calcext:value-type="float">
            <text:p>0.09824433823091</text:p>
          </table:table-cell>
          <table:table-cell office:value-type="float" office:value="4.20659179786024" calcext:value-type="float">
            <text:p>4.20659179786024</text:p>
          </table:table-cell>
          <table:table-cell table:formula="of:=100*([.I17]-[.C17])/[.I17]" office:value-type="float" office:value="99.7247287059404" calcext:value-type="float">
            <text:p>99.7247287059404</text:p>
          </table:table-cell>
          <table:table-cell table:formula="of:=100*([.M17]-[.G17])/[.M17]" office:value-type="float" office:value="87.1309300786416" calcext:value-type="float">
            <text:p>87.1309300786416</text:p>
          </table:table-cell>
          <table:table-cell table:formula="of:=IF([.B17]=[.H17];&quot;OK&quot;;&quot;NO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05-M43_n11</text:p>
          </table:table-cell>
          <table:table-cell office:value-type="float" office:value="0.102188571125" calcext:value-type="float">
            <text:p>0.102188571125</text:p>
          </table:table-cell>
          <table:table-cell office:value-type="float" office:value="4.76630806922913" calcext:value-type="float">
            <text:p>4.76630806922913</text:p>
          </table:table-cell>
          <table:table-cell office:value-type="float" office:value="1539" calcext:value-type="float">
            <text:p>1539</text:p>
          </table:table-cell>
          <table:table-cell office:value-type="float" office:value="242" calcext:value-type="float">
            <text:p>242</text:p>
          </table:table-cell>
          <table:table-cell office:value-type="float" office:value="0.100224470574622" calcext:value-type="float">
            <text:p>0.100224470574622</text:p>
          </table:table-cell>
          <table:table-cell office:value-type="float" office:value="1.92203543777422" calcext:value-type="float">
            <text:p>1.92203543777422</text:p>
          </table:table-cell>
          <table:table-cell office:value-type="float" office:value="0.102188571125" calcext:value-type="float">
            <text:p>0.102188571125</text:p>
          </table:table-cell>
          <table:table-cell office:value-type="float" office:value="695.391504764557" calcext:value-type="float">
            <text:p>695.391504764557</text:p>
          </table:table-cell>
          <table:table-cell office:value-type="float" office:value="30048" calcext:value-type="float">
            <text:p>30048</text:p>
          </table:table-cell>
          <table:table-cell office:value-type="float" office:value="7333" calcext:value-type="float">
            <text:p>7333</text:p>
          </table:table-cell>
          <table:table-cell office:value-type="float" office:value="0.0925944774248257" calcext:value-type="float">
            <text:p>0.0925944774248257</text:p>
          </table:table-cell>
          <table:table-cell office:value-type="float" office:value="9.38861713648832" calcext:value-type="float">
            <text:p>9.38861713648832</text:p>
          </table:table-cell>
          <table:table-cell table:formula="of:=100*([.I18]-[.C18])/[.I18]" office:value-type="float" office:value="99.3145863824087" calcext:value-type="float">
            <text:p>99.3145863824087</text:p>
          </table:table-cell>
          <table:table-cell table:formula="of:=100*([.M18]-[.G18])/[.M18]" office:value-type="float" office:value="79.5280240973472" calcext:value-type="float">
            <text:p>79.5280240973472</text:p>
          </table:table-cell>
          <table:table-cell table:formula="of:=IF([.B18]=[.H18];&quot;OK&quot;;&quot;NO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06-M62_n10</text:p>
          </table:table-cell>
          <table:table-cell office:value-type="float" office:value="0.160035371875" calcext:value-type="float">
            <text:p>0.160035371875</text:p>
          </table:table-cell>
          <table:table-cell office:value-type="float" office:value="1.74334001541138" calcext:value-type="float">
            <text:p>1.74334001541138</text:p>
          </table:table-cell>
          <table:table-cell office:value-type="float" office:value="363" calcext:value-type="float">
            <text:p>363</text:p>
          </table:table-cell>
          <table:table-cell office:value-type="float" office:value="165" calcext:value-type="float">
            <text:p>165</text:p>
          </table:table-cell>
          <table:table-cell office:value-type="float" office:value="0.158454517149158" calcext:value-type="float">
            <text:p>0.158454517149158</text:p>
          </table:table-cell>
          <table:table-cell office:value-type="float" office:value="0.987815823039671" calcext:value-type="float">
            <text:p>0.987815823039671</text:p>
          </table:table-cell>
          <table:table-cell office:value-type="float" office:value="0.160035371875" calcext:value-type="float">
            <text:p>0.160035371875</text:p>
          </table:table-cell>
          <table:table-cell office:value-type="float" office:value="34.6206753253937" calcext:value-type="float">
            <text:p>34.6206753253937</text:p>
          </table:table-cell>
          <table:table-cell office:value-type="float" office:value="3248" calcext:value-type="float">
            <text:p>3248</text:p>
          </table:table-cell>
          <table:table-cell office:value-type="float" office:value="1670" calcext:value-type="float">
            <text:p>1670</text:p>
          </table:table-cell>
          <table:table-cell office:value-type="float" office:value="0.148398764043704" calcext:value-type="float">
            <text:p>0.148398764043704</text:p>
          </table:table-cell>
          <table:table-cell office:value-type="float" office:value="7.27127240369394" calcext:value-type="float">
            <text:p>7.27127240369394</text:p>
          </table:table-cell>
          <table:table-cell table:formula="of:=100*([.I19]-[.C19])/[.I19]" office:value-type="float" office:value="94.9644540465314" calcext:value-type="float">
            <text:p>94.9644540465314</text:p>
          </table:table-cell>
          <table:table-cell table:formula="of:=100*([.M19]-[.G19])/[.M19]" office:value-type="float" office:value="86.4148147917297" calcext:value-type="float">
            <text:p>86.4148147917297</text:p>
          </table:table-cell>
          <table:table-cell table:formula="of:=IF([.B19]=[.H19];&quot;OK&quot;;&quot;NO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06-M62_n11</text:p>
          </table:table-cell>
          <table:table-cell office:value-type="float" office:value="0.1711058625" calcext:value-type="float">
            <text:p>0.1711058625</text:p>
          </table:table-cell>
          <table:table-cell office:value-type="float" office:value="92.8148777484894" calcext:value-type="float">
            <text:p>92.8148777484894</text:p>
          </table:table-cell>
          <table:table-cell office:value-type="float" office:value="23441" calcext:value-type="float">
            <text:p>23441</text:p>
          </table:table-cell>
          <table:table-cell office:value-type="float" office:value="4525" calcext:value-type="float">
            <text:p>4525</text:p>
          </table:table-cell>
          <table:table-cell office:value-type="float" office:value="0.168722862222926" calcext:value-type="float">
            <text:p>0.168722862222926</text:p>
          </table:table-cell>
          <table:table-cell office:value-type="float" office:value="1.39270521901276" calcext:value-type="float">
            <text:p>1.39270521901276</text:p>
          </table:table-cell>
          <table:table-cell office:value-type="float" office:value="0.1711058625" calcext:value-type="float">
            <text:p>0.1711058625</text:p>
          </table:table-cell>
          <table:table-cell office:value-type="float" office:value="3869.86896920204" calcext:value-type="float">
            <text:p>3869.86896920204</text:p>
          </table:table-cell>
          <table:table-cell office:value-type="float" office:value="94250" calcext:value-type="float">
            <text:p>94250</text:p>
          </table:table-cell>
          <table:table-cell office:value-type="float" office:value="20205" calcext:value-type="float">
            <text:p>20205</text:p>
          </table:table-cell>
          <table:table-cell office:value-type="float" office:value="0.15942087867722" calcext:value-type="float">
            <text:p>0.15942087867722</text:p>
          </table:table-cell>
          <table:table-cell office:value-type="float" office:value="6.82909612333155" calcext:value-type="float">
            <text:p>6.82909612333155</text:p>
          </table:table-cell>
          <table:table-cell table:formula="of:=100*([.I20]-[.C20])/[.I20]" office:value-type="float" office:value="97.6016015403326" calcext:value-type="float">
            <text:p>97.6016015403326</text:p>
          </table:table-cell>
          <table:table-cell table:formula="of:=100*([.M20]-[.G20])/[.M20]" office:value-type="float" office:value="79.6063023003206" calcext:value-type="float">
            <text:p>79.6063023003206</text:p>
          </table:table-cell>
          <table:table-cell table:formula="of:=IF([.B20]=[.H20];&quot;OK&quot;;&quot;NO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07-RbcL55_n10</text:p>
          </table:table-cell>
          <table:table-cell office:value-type="float" office:value="0.1489087371875" calcext:value-type="float">
            <text:p>0.1489087371875</text:p>
          </table:table-cell>
          <table:table-cell office:value-type="float" office:value="1.82962775230408" calcext:value-type="float">
            <text:p>1.82962775230408</text:p>
          </table:table-cell>
          <table:table-cell office:value-type="float" office:value="248" calcext:value-type="float">
            <text:p>248</text:p>
          </table:table-cell>
          <table:table-cell office:value-type="float" office:value="141" calcext:value-type="float">
            <text:p>141</text:p>
          </table:table-cell>
          <table:table-cell office:value-type="float" office:value="0.147654724064342" calcext:value-type="float">
            <text:p>0.147654724064342</text:p>
          </table:table-cell>
          <table:table-cell office:value-type="float" office:value="0.842135355415287" calcext:value-type="float">
            <text:p>0.842135355415287</text:p>
          </table:table-cell>
          <table:table-cell office:value-type="float" office:value="0.1489087371875" calcext:value-type="float">
            <text:p>0.1489087371875</text:p>
          </table:table-cell>
          <table:table-cell office:value-type="float" office:value="68.0007734298706" calcext:value-type="float">
            <text:p>68.0007734298706</text:p>
          </table:table-cell>
          <table:table-cell office:value-type="float" office:value="8005" calcext:value-type="float">
            <text:p>8005</text:p>
          </table:table-cell>
          <table:table-cell office:value-type="float" office:value="3769" calcext:value-type="float">
            <text:p>3769</text:p>
          </table:table-cell>
          <table:table-cell office:value-type="float" office:value="0.14326263857795" calcext:value-type="float">
            <text:p>0.14326263857795</text:p>
          </table:table-cell>
          <table:table-cell office:value-type="float" office:value="3.7916503196458" calcext:value-type="float">
            <text:p>3.7916503196458</text:p>
          </table:table-cell>
          <table:table-cell table:formula="of:=100*([.I21]-[.C21])/[.I21]" office:value-type="float" office:value="97.3094015552765" calcext:value-type="float">
            <text:p>97.3094015552765</text:p>
          </table:table-cell>
          <table:table-cell table:formula="of:=100*([.M21]-[.G21])/[.M21]" office:value-type="float" office:value="77.7897410251177" calcext:value-type="float">
            <text:p>77.7897410251177</text:p>
          </table:table-cell>
          <table:table-cell table:formula="of:=IF([.B21]=[.H21];&quot;OK&quot;;&quot;NO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07-RbcL55_n11</text:p>
          </table:table-cell>
          <table:table-cell office:value-type="float" office:value="0.160471043984375" calcext:value-type="float">
            <text:p>0.160471043984375</text:p>
          </table:table-cell>
          <table:table-cell office:value-type="float" office:value="3.14542007446289" calcext:value-type="float">
            <text:p>3.14542007446289</text:p>
          </table:table-cell>
          <table:table-cell office:value-type="float" office:value="353" calcext:value-type="float">
            <text:p>353</text:p>
          </table:table-cell>
          <table:table-cell office:value-type="float" office:value="189" calcext:value-type="float">
            <text:p>189</text:p>
          </table:table-cell>
          <table:table-cell office:value-type="float" office:value="0.159291413992656" calcext:value-type="float">
            <text:p>0.159291413992656</text:p>
          </table:table-cell>
          <table:table-cell office:value-type="float" office:value="0.735104578638758" calcext:value-type="float">
            <text:p>0.735104578638758</text:p>
          </table:table-cell>
          <table:table-cell office:value-type="float" office:value="0.160471043984375" calcext:value-type="float">
            <text:p>0.160471043984375</text:p>
          </table:table-cell>
          <table:table-cell office:value-type="float" office:value="698.367568731308" calcext:value-type="float">
            <text:p>698.367568731308</text:p>
          </table:table-cell>
          <table:table-cell office:value-type="float" office:value="32570" calcext:value-type="float">
            <text:p>32570</text:p>
          </table:table-cell>
          <table:table-cell office:value-type="float" office:value="10315" calcext:value-type="float">
            <text:p>10315</text:p>
          </table:table-cell>
          <table:table-cell office:value-type="float" office:value="0.153870886088722" calcext:value-type="float">
            <text:p>0.153870886088722</text:p>
          </table:table-cell>
          <table:table-cell office:value-type="float" office:value="4.11298993997691" calcext:value-type="float">
            <text:p>4.11298993997691</text:p>
          </table:table-cell>
          <table:table-cell table:formula="of:=100*([.I22]-[.C22])/[.I22]" office:value-type="float" office:value="99.5496039313256" calcext:value-type="float">
            <text:p>99.5496039313256</text:p>
          </table:table-cell>
          <table:table-cell table:formula="of:=100*([.M22]-[.G22])/[.M22]" office:value-type="float" office:value="82.1272458876259" calcext:value-type="float">
            <text:p>82.1272458876259</text:p>
          </table:table-cell>
          <table:table-cell table:formula="of:=IF([.B22]=[.H22];&quot;OK&quot;;&quot;NO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08-Rana64_n10</text:p>
          </table:table-cell>
          <table:table-cell office:value-type="float" office:value="0.04025720484375" calcext:value-type="float">
            <text:p>0.04025720484375</text:p>
          </table:table-cell>
          <table:table-cell office:value-type="float" office:value="1.50986862182617" calcext:value-type="float">
            <text:p>1.50986862182617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0.0381079980723854" calcext:value-type="float">
            <text:p>0.0381079980723854</text:p>
          </table:table-cell>
          <table:table-cell office:value-type="float" office:value="5.33868851477958" calcext:value-type="float">
            <text:p>5.33868851477958</text:p>
          </table:table-cell>
          <table:table-cell office:value-type="float" office:value="0.04025720484375" calcext:value-type="float">
            <text:p>0.04025720484375</text:p>
          </table:table-cell>
          <table:table-cell office:value-type="float" office:value="48.2446417808533" calcext:value-type="float">
            <text:p>48.2446417808533</text:p>
          </table:table-cell>
          <table:table-cell office:value-type="float" office:value="6716" calcext:value-type="float">
            <text:p>6716</text:p>
          </table:table-cell>
          <table:table-cell office:value-type="float" office:value="1518" calcext:value-type="float">
            <text:p>1518</text:p>
          </table:table-cell>
          <table:table-cell office:value-type="float" office:value="0.0336391116436012" calcext:value-type="float">
            <text:p>0.0336391116436012</text:p>
          </table:table-cell>
          <table:table-cell office:value-type="float" office:value="16.4395248647679" calcext:value-type="float">
            <text:p>16.4395248647679</text:p>
          </table:table-cell>
          <table:table-cell table:formula="of:=100*([.I23]-[.C23])/[.I23]" office:value-type="float" office:value="96.8703910608672" calcext:value-type="float">
            <text:p>96.8703910608672</text:p>
          </table:table-cell>
          <table:table-cell table:formula="of:=100*([.M23]-[.G23])/[.M23]" office:value-type="float" office:value="67.5252870220045" calcext:value-type="float">
            <text:p>67.5252870220045</text:p>
          </table:table-cell>
          <table:table-cell table:formula="of:=IF([.B23]=[.H23];&quot;OK&quot;;&quot;NO&quot;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08-Rana64_n11</text:p>
          </table:table-cell>
          <table:table-cell office:value-type="float" office:value="0.04256022296875" calcext:value-type="float">
            <text:p>0.04256022296875</text:p>
          </table:table-cell>
          <table:table-cell office:value-type="float" office:value="200.628541707993" calcext:value-type="float">
            <text:p>200.628541707993</text:p>
          </table:table-cell>
          <table:table-cell office:value-type="float" office:value="40627" calcext:value-type="float">
            <text:p>40627</text:p>
          </table:table-cell>
          <table:table-cell office:value-type="float" office:value="7858" calcext:value-type="float">
            <text:p>7858</text:p>
          </table:table-cell>
          <table:table-cell office:value-type="float" office:value="0.0405027609541224" calcext:value-type="float">
            <text:p>0.0405027609541224</text:p>
          </table:table-cell>
          <table:table-cell office:value-type="float" office:value="4.83423692619836" calcext:value-type="float">
            <text:p>4.83423692619836</text:p>
          </table:table-cell>
          <table:table-cell office:value-type="float" office:value="0.0425595834375001" calcext:value-type="float">
            <text:p>0.0425595834375001</text:p>
          </table:table-cell>
          <table:table-cell office:value-type="float" office:value="181.680131673813" calcext:value-type="float">
            <text:p>181.680131673813</text:p>
          </table:table-cell>
          <table:table-cell office:value-type="float" office:value="12453" calcext:value-type="float">
            <text:p>12453</text:p>
          </table:table-cell>
          <table:table-cell office:value-type="float" office:value="2936" calcext:value-type="float">
            <text:p>2936</text:p>
          </table:table-cell>
          <table:table-cell office:value-type="float" office:value="0.0359743869814611" calcext:value-type="float">
            <text:p>0.0359743869814611</text:p>
          </table:table-cell>
          <table:table-cell office:value-type="float" office:value="15.4728874771753" calcext:value-type="float">
            <text:p>15.4728874771753</text:p>
          </table:table-cell>
          <table:table-cell table:formula="of:=100*([.I24]-[.C24])/[.I24]" office:value-type="float" office:value="-10.4295444194194" calcext:value-type="float">
            <text:p>-10.4295444194194</text:p>
          </table:table-cell>
          <table:table-cell table:formula="of:=100*([.M24]-[.G24])/[.M24]" office:value-type="float" office:value="68.7567240870229" calcext:value-type="float">
            <text:p>68.7567240870229</text:p>
          </table:table-cell>
          <table:table-cell table:formula="of:=IF([.B24]=[.H24];&quot;OK&quot;;&quot;NO&quot;)" office:value-type="string" office:string-value="NO" calcext:value-type="string">
            <text:p>NO</text:p>
          </table:table-cell>
        </table:table-row>
        <table:table-row table:style-name="ro1">
          <table:table-cell office:value-type="string" calcext:value-type="string">
            <text:p>09-M82_n10</text:p>
          </table:table-cell>
          <table:table-cell office:value-type="float" office:value="0.051924106875" calcext:value-type="float">
            <text:p>0.051924106875</text:p>
          </table:table-cell>
          <table:table-cell office:value-type="float" office:value="5.46245527267456" calcext:value-type="float">
            <text:p>5.46245527267456</text:p>
          </table:table-cell>
          <table:table-cell office:value-type="float" office:value="2065" calcext:value-type="float">
            <text:p>2065</text:p>
          </table:table-cell>
          <table:table-cell office:value-type="float" office:value="614" calcext:value-type="float">
            <text:p>614</text:p>
          </table:table-cell>
          <table:table-cell office:value-type="float" office:value="0.0508583639108564" calcext:value-type="float">
            <text:p>0.0508583639108564</text:p>
          </table:table-cell>
          <table:table-cell office:value-type="float" office:value="2.05250129137355" calcext:value-type="float">
            <text:p>2.05250129137355</text:p>
          </table:table-cell>
          <table:table-cell office:value-type="float" office:value="0.051924106875" calcext:value-type="float">
            <text:p>0.051924106875</text:p>
          </table:table-cell>
          <table:table-cell office:value-type="float" office:value="76.7441079616547" calcext:value-type="float">
            <text:p>76.7441079616547</text:p>
          </table:table-cell>
          <table:table-cell office:value-type="float" office:value="9319" calcext:value-type="float">
            <text:p>9319</text:p>
          </table:table-cell>
          <table:table-cell office:value-type="float" office:value="3522" calcext:value-type="float">
            <text:p>3522</text:p>
          </table:table-cell>
          <table:table-cell office:value-type="float" office:value="0.0483112100434792" calcext:value-type="float">
            <text:p>0.0483112100434792</text:p>
          </table:table-cell>
          <table:table-cell office:value-type="float" office:value="6.95803365519292" calcext:value-type="float">
            <text:p>6.95803365519292</text:p>
          </table:table-cell>
          <table:table-cell table:formula="of:=100*([.I25]-[.C25])/[.I25]" office:value-type="float" office:value="92.8822480086629" calcext:value-type="float">
            <text:p>92.8822480086629</text:p>
          </table:table-cell>
          <table:table-cell table:formula="of:=100*([.M25]-[.G25])/[.M25]" office:value-type="float" office:value="70.5017050349889" calcext:value-type="float">
            <text:p>70.5017050349889</text:p>
          </table:table-cell>
          <table:table-cell table:formula="of:=IF([.B25]=[.H25];&quot;OK&quot;;&quot;NO&quot;)" office:value-type="string" office:string-value="OK" calcext:value-type="string">
            <text:p>O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1-27">00/00/0000</text:date>, <text:time style:data-style-name="N2" text:time-value="00:58:00.61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1-27T00:38:33.566000000</meta:creation-date>
    <dc:date>2025-01-27T00:58:46.820000000</dc:date>
    <meta:editing-duration>PT16M46S</meta:editing-duration>
    <meta:editing-cycles>4</meta:editing-cycles>
    <meta:generator>LibreOffice/7.2.2.2$Windows_X86_64 LibreOffice_project/02b2acce88a210515b4a5bb2e46cbfb63fe97d56</meta:generator>
    <meta:document-statistic meta:table-count="1" meta:cell-count="384" meta:object-count="0"/>
  </office:meta>
</office:document-meta>
</file>